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A70000047D2D63BB1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4.072cm" svg:x="1.366cm" svg:y="2.107cm">
          <draw:image xlink:href="Pictures/10000000000003A70000047D2D63BB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dam Singh</meta:initial-creator>
    <meta:creation-date>2022-11-02T10:56:44.80</meta:creation-date>
    <dc:date>2022-11-02T11:08:06.52</dc:date>
    <dc:creator>Padam Singh</dc:creator>
    <meta:editing-duration>PT11M23S</meta:editing-duration>
    <meta:editing-cycles>1</meta:editing-cycles>
    <meta:document-statistic meta:object-count="1"/>
    <meta:generator>OpenOffice/4.1.13$Win32 OpenOffice.org_project/4113m1$Build-9810</meta:generator>
  </office:meta>
</office:document-meta>
</file>